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Consolas" fo:background-color="#efefef" style:font-name-asian="Consolas1" style:font-name-complex="Consolas1"/>
    </style:style>
    <style:style style:name="P6" style:family="paragraph" style:parent-style-name="Standard">
      <style:paragraph-properties fo:text-align="justify" style:justify-single-word="false"/>
      <style:text-properties fo:font-weight="bold" style:font-weight-asian="bold"/>
    </style:style>
    <style:style style:name="P7" style:family="paragraph" style:parent-style-name="Standard">
      <style:paragraph-properties fo:text-align="center" style:justify-single-word="false" fo:break-before="page"/>
    </style:style>
    <style:style style:name="P8" style:family="paragraph" style:parent-style-name="Standard" style:master-page-name="Standard">
      <style:paragraph-properties fo:text-align="center" style:justify-single-word="false" style:page-number="1"/>
    </style:style>
    <style:style style:name="T1" style:family="text">
      <style:text-properties fo:font-size="16pt" fo:font-weight="bold" style:font-size-asian="16pt" style:font-weight-asian="bold" style:font-size-complex="16pt"/>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style:font-name="Consolas" fo:background-color="#efefef" loext:char-shading-value="0" style:font-name-asian="Consolas1" style:font-name-complex="Consolas1"/>
    </style:style>
    <style:style style:name="T5" style:family="text">
      <style:text-properties style:font-name="Consolas" fo:font-size="9pt" fo:background-color="#efefef" loext:char-shading-value="0" style:font-name-asian="Consolas1" style:font-size-asian="9pt" style:font-name-complex="Consolas1" style:font-size-complex="9pt"/>
    </style:style>
    <style:style style:name="T6" style:family="text">
      <style:text-properties style:font-name="Consolas" fo:font-size="9pt" fo:background-color="#f3f3f3" loext:char-shading-value="0" style:font-name-asian="Consolas1" style:font-size-asian="9pt" style:font-name-complex="Consolas1" style:font-size-complex="9pt"/>
    </style:style>
    <style:style style:name="T7" style:family="text">
      <style:text-properties fo:font-size="13pt" fo:font-weight="bold" style:font-size-asian="13pt" style:font-weight-asian="bold" style:font-size-complex="13pt"/>
    </style:style>
    <style:style style:name="T8" style:family="text">
      <style:text-properties fo:color="#dd1144" style:font-name="Consolas" fo:font-size="9pt" fo:background-color="#efefef" loext:char-shading-value="0" style:font-name-asian="Consolas1" style:font-size-asian="9pt" style:font-name-complex="Consolas1" style:font-size-complex="9pt"/>
    </style:style>
    <style:style style:name="T9" style:family="text">
      <style:text-properties fo:color="#dd1144" style:font-name="Consolas" fo:font-size="9pt" fo:background-color="#f3f3f3" loext:char-shading-value="0" style:font-name-asian="Consolas1" style:font-size-asian="9pt" style:font-name-complex="Consolas1" style:font-size-complex="9pt"/>
    </style:style>
    <style:style style:name="T10" style:family="text">
      <style:text-properties fo:color="#dd1144" style:font-name="Consolas" fo:font-size="9pt" fo:background-color="#f7f7f9" loext:char-shading-value="0" style:font-name-asian="Consolas1" style:font-size-asian="9pt" style:font-name-complex="Consolas1" style:font-size-complex="9pt"/>
    </style:style>
    <style:style style:name="T11" style:family="text">
      <style:text-properties fo:background-color="#f3f3f3" loext:char-shading-value="0"/>
    </style:style>
    <style:style style:name="T12" style:family="text">
      <style:text-properties fo:color="#93a1a1" style:font-name="Consolas" fo:font-size="9pt" fo:background-color="#f7f7f9" loext:char-shading-value="0" style:font-name-asian="Consolas1" style:font-size-asian="9pt" style:font-name-complex="Consolas1" style:font-size-complex="9pt"/>
    </style:style>
    <style:style style:name="T13" style:family="text">
      <style:text-properties fo:color="#48484c" style:font-name="Consolas" fo:font-size="9pt" fo:background-color="#f7f7f9" loext:char-shading-value="0" style:font-name-asian="Consolas1" style:font-size-asian="9pt" style:font-name-complex="Consolas1" style:font-size-complex="9pt"/>
    </style:style>
    <style:style style:name="T14" style:family="text">
      <style:text-properties fo:color="#195f91" style:font-name="Consolas" fo:font-size="9pt" fo:background-color="#f7f7f9" loext:char-shading-value="0" style:font-name-asian="Consolas1" style:font-size-asian="9pt" style:font-name-complex="Consolas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PYTHON</text:span></text:p>
      <text:p text:style-name="P2"/>
      <text:p text:style-name="P4">Para crear el backend en python he usado <text:span text:style-name="T2">Django </text:span>porque estoy familiarizado con su funcionamiento, aunque para un proyecto pequeño usar Flask es una buena opción también. Una de las comodidades que trae Django es el panel de administrador, que se puede usar accediendo a <text:a xlink:type="simple" xlink:href="http://localhost:8000/admin/" text:style-name="ListLabel_20_1" text:visited-style-name="ListLabel_20_1"><text:span text:style-name="T3">http://localhost:8000/admin/</text:span></text:a>.</text:p>
      <text:p text:style-name="P4"/>
      <text:p text:style-name="P4">Los archivos asociados se encuentran en la carpeta <text:span text:style-name="T2">sherpa_python</text:span>, y para ejecutar el servidor primero hay que instalar las dependencias con el siguiente comando dentro de ese directorio: <text:span text:style-name="T4">pip install -r requirements.txt</text:span></text:p>
      <text:p text:style-name="P4"/>
      <text:p text:style-name="P4">Una vez tengamos las dependencias, para poner en marcha el servidor basta con usar este comando: <text:span text:style-name="T4">python3 manage.py runserver</text:span></text:p>
      <text:p text:style-name="P4"/>
      <text:p text:style-name="P4">Para guardar los datos he usado <text:span text:style-name="T2">sqlite3</text:span>, ideal para testing y maquetación. Tiene algunas desventajas, como no tener concurrencia, y para proyectos reales sería mejor usar algo mejor, como postgresql por ejemplo. Además, Django usa ORM para interactuar con la base de datos, y gracias a este diseño no hay que arreglar los parametros para evitar una inyección de SQL. </text:p>
      <text:p text:style-name="P4">Los datos se guardan en dos tablas: <text:span text:style-name="T2">location_sherpauser</text:span>(id, name) y <text:span text:style-name="T2">location_location</text:span>(id, cp, city, name_id), siendo name_id un foreign key que hace referencia al id de la tabla de usuarios.</text:p>
      <text:p text:style-name="P4"/>
      <text:p text:style-name="P4">El método para registrar localizaciones se encuentra en el archivo “<text:span text:style-name="T2">sherpa_django/location/views.py</text:span>”. Este módulo está separado de los demás módulos y no interfiere con el funcionamiento de código previo.</text:p>
      <text:p text:style-name="P4"/>
      <text:p text:style-name="P4"><text:span text:style-name="T7">Testing</text:span></text:p>
      <text:p text:style-name="P4"/>
      <text:p text:style-name="P4">Es necesario pasar los parametros “<text:span text:style-name="T2">cp</text:span>” y “<text:span text:style-name="T2">name</text:span>” y no deben ser nulos ni vacíos. De lo contrario, el servidor responderá con el código 400 y el mensaje<text:span text:style-name="T5"> {'</text:span><text:span text:style-name="T8">Error</text:span><text:span text:style-name="T5">': '</text:span><text:span text:style-name="T8">name or cp parameter not found</text:span><text:span text:style-name="T5">'}</text:span>. </text:p>
      <text:p text:style-name="P4"/>
      <text:p text:style-name="P4">Como parámetro opcional he añadido “<text:span text:style-name="T2">countryCode”</text:span>. Con este dato se podrán encontrar localizaciones con una precisión mayor. Por ejemplo, ahora haciendo <text:a xlink:type="simple" xlink:href="http://127.0.0.1:8000/location/register/?cp=48015&amp;name=iker&amp;countryCode=ES" text:style-name="ListLabel_20_1" text:visited-style-name="ListLabel_20_1"><text:span text:style-name="T3">http://127.0.0.1:8000/location/register/?cp=48015&amp;name=iker&amp;countryCode=ES</text:span></text:a></text:p>
      <text:p text:style-name="P4">devolverá el código 200 y contenido<text:span text:style-name="T11"> </text:span><text:span text:style-name="T6">{</text:span><text:span text:style-name="T9">'Success'</text:span><text:span text:style-name="T6">: '</text:span><text:span text:style-name="T9">City Bilbao is now saved with current username</text:span><text:span text:style-name="T6">'}</text:span> y los datos se guardan en la base de datos. Si no se especifica countryCode=ES hubiera devuelto Cervia en vez de Bilbao.</text:p>
      <text:p text:style-name="P4"/>
      <text:p text:style-name="P4">Si cp o countryCode es incorrecto, inválido o inexistente la respuesta será <text:span text:style-name="T5"><text:s/>{'</text:span><text:span text:style-name="T8">Error</text:span><text:span text:style-name="T5">': '</text:span><text:span text:style-name="T8">city not found, check that data is correct</text:span><text:span text:style-name="T5">'}</text:span>. </text:p>
      <text:p text:style-name="P4"/>
      <text:p text:style-name="P4">Hay algunos checks de control adicionales, por ejemplo si el usuario contiene números (if33vker) geonames (y después el servidor) devuelve el código 401, y mensaje <text:span text:style-name="T12">{</text:span><text:span text:style-name="T10">"status"</text:span><text:span text:style-name="T12">:</text:span><text:span text:style-name="T13"> </text:span><text:span text:style-name="T12">{</text:span><text:span text:style-name="T10">"message"</text:span><text:span text:style-name="T12">:</text:span><text:span text:style-name="T13"> </text:span><text:span text:style-name="T10">"user does not exist."</text:span><text:span text:style-name="T12">,</text:span><text:span text:style-name="T10">"value"</text:span><text:span text:style-name="T12">:</text:span><text:span text:style-name="T13"> </text:span><text:span text:style-name="T14">10</text:span><text:span text:style-name="T12">}}.</text:span></text:p>
      <text:p text:style-name="P4"/>
      <text:p text:style-name="P1"><text:span text:style-name="T1">TYPESCRIPT</text:span></text:p>
      <text:p text:style-name="P3"><text:soft-page-break/></text:p>
      <text:p text:style-name="P4">Para crear el servidor web de typescript he usado <text:span text:style-name="T2">express, </text:span>una librería muy conocida y usada.</text:p>
      <text:p text:style-name="P4">Los archivos asociados se encuentran en la carpeta <text:span text:style-name="T2">sherpa_typescript</text:span>, y para ejecutar el servidor primero hay que instalar las siguientes dependencias dentro de ese directorio: </text:p>
      <text:p text:style-name="P4"><text:span text:style-name="T4">npm install typescript sqlite3 ts-node express @types/express morgan @types/morgan nodemon</text:span></text:p>
      <text:p text:style-name="P5"/>
      <text:p text:style-name="P4">Nota: nodejs avisa de que la librería sqlite3 tiene<text:span text:style-name="T2"> 5 vulnerabilidades </text:span>y que la reparación hay que hacerla manualmente.</text:p>
      <text:p text:style-name="P4"/>
      <text:p text:style-name="P4">Una vez tengamos las dependencias, para poner en marcha el servidor basta con usar este comando: <text:span text:style-name="T4"><text:s/>npm run dev</text:span></text:p>
      <text:p text:style-name="P4"/>
      <text:p text:style-name="P4">Los métodos para conseguir y borrar las localizaciones se encuentran en el archivo “<text:span text:style-name="T2">sherpa_typescript/source/controllers/posts.ts</text:span>”.</text:p>
      <text:p text:style-name="P4"/>
      <text:p text:style-name="P4">Al no concatenar strings para crear la sentencia sql, no hace falta hacer escaping del string para evitar una inyección de sql, ya que lo hace el driver.</text:p>
      <text:p text:style-name="P4"/>
      <text:p text:style-name="P4"><text:span text:style-name="T7">Testing</text:span></text:p>
      <text:p text:style-name="P4"/>
      <text:p text:style-name="P4">Si el parámetro cp no se define o está vacío, el servidor devuelve el siguiente error:</text:p>
      <text:p text:style-name="P4"><text:span text:style-name="T5">{"</text:span><text:span text:style-name="T8">error</text:span><text:span text:style-name="T5">":"</text:span><text:span text:style-name="T8">please enter a valid cp parameter</text:span><text:span text:style-name="T5">"}</text:span></text:p>
      <text:p text:style-name="P4"/>
      <text:p text:style-name="P4">En caso contrario, el servidor devuelve los datos del cp enviado:</text:p>
      <text:p text:style-name="P4"><text:a xlink:type="simple" xlink:href="http://localhost:6060/getLocs?cp=20400" text:style-name="ListLabel_20_1" text:visited-style-name="ListLabel_20_1"><text:span text:style-name="T3">http://localhost:6060/getLocs?cp=20400</text:span></text:a></text:p>
      <text:p text:style-name="P4"><text:span text:style-name="T5">{"</text:span><text:span text:style-name="T8">row</text:span><text:span text:style-name="T5">":[{"</text:span><text:span text:style-name="T8">name</text:span><text:span text:style-name="T5">":"</text:span><text:span text:style-name="T8">iker</text:span><text:span text:style-name="T5">","</text:span><text:span text:style-name="T8">cp</text:span><text:span text:style-name="T5">":</text:span><text:span text:style-name="T8">20400</text:span><text:span text:style-name="T5">,"</text:span><text:span text:style-name="T8">city</text:span><text:span text:style-name="T5">":"</text:span><text:span text:style-name="T8">Auzotxikia</text:span><text:span text:style-name="T5">"},{"</text:span><text:span text:style-name="T8">name</text:span><text:span text:style-name="T5">":"</text:span><text:span text:style-name="T8">iker</text:span><text:span text:style-name="T5">","</text:span><text:span text:style-name="T8">cp</text:span><text:span text:style-name="T5">":</text:span><text:span text:style-name="T8">20400</text:span><text:span text:style-name="T5">,"</text:span><text:span text:style-name="T8">city</text:span><text:span text:style-name="T5">":"</text:span><text:span text:style-name="T8">Auzotxikia</text:span><text:span text:style-name="T5">"},{"</text:span><text:span text:style-name="T8">name</text:span><text:span text:style-name="T5">":"</text:span><text:span text:style-name="T8">iker</text:span><text:span text:style-name="T5">","</text:span><text:span text:style-name="T8">cp</text:span><text:span text:style-name="T5">":</text:span><text:span text:style-name="T8">20400</text:span><text:span text:style-name="T5">,"</text:span><text:span text:style-name="T8">city</text:span><text:span text:style-name="T5">":"</text:span><text:span text:style-name="T8">Turku</text:span><text:span text:style-name="T5">"},{"</text:span><text:span text:style-name="T8">name</text:span><text:span text:style-name="T5">":"</text:span><text:span text:style-name="T8">iker</text:span><text:span text:style-name="T5">","</text:span><text:span text:style-name="T8">cp</text:span><text:span text:style-name="T5">":</text:span><text:span text:style-name="T8">20400</text:span><text:span text:style-name="T5">,"</text:span><text:span text:style-name="T8">city</text:span><text:span text:style-name="T5">":"</text:span><text:span text:style-name="T8">Auzotxikia</text:span><text:span text:style-name="T5">"},{"</text:span><text:span text:style-name="T8">name</text:span><text:span text:style-name="T5">":"</text:span><text:span text:style-name="T8">iker</text:span><text:span text:style-name="T5">","</text:span><text:span text:style-name="T8">cp</text:span><text:span text:style-name="T5">":</text:span><text:span text:style-name="T8">20400</text:span><text:span text:style-name="T5">,"</text:span><text:span text:style-name="T8">city</text:span><text:span text:style-name="T5">":"</text:span><text:span text:style-name="T8">Turku</text:span><text:span text:style-name="T5">"}]}</text:span></text:p>
      <text:p text:style-name="P4"/>
      <text:p text:style-name="P4">Para borrar se puede usar la siguiente petición:</text:p>
      <text:p text:style-name="P4"><text:a xlink:type="simple" xlink:href="http://localhost:6060/deleteLocs?cp=20400" text:style-name="ListLabel_20_1" text:visited-style-name="ListLabel_20_1"><text:span text:style-name="T3">http://localhost:6060/deleteLocs?cp=20400</text:span></text:a></text:p>
      <text:p text:style-name="P4"><text:span text:style-name="T5">{"</text:span><text:span text:style-name="T8">message</text:span><text:span text:style-name="T5">":"</text:span><text:span text:style-name="T8">data has been deleted succesfully</text:span><text:span text:style-name="T5">"}</text:span></text:p>
      <text:p text:style-name="P4">Y haciendo otra vez getLocs se puede comprobar que los datos se han borrado::<text:span text:style-name="T5"> {"</text:span><text:span text:style-name="T8">row</text:span><text:span text:style-name="T5">":[]}</text:span></text:p>
      <text:p text:style-name="P4"><text:soft-page-break/></text:p>
      <text:p text:style-name="P4">El programa también se asegura de que la conexión a la base de datos funcione como debería. En caso de que falle al hacer la conexión devolvería el siguiente mensaje:</text:p>
      <text:p text:style-name="P4"><text:span text:style-name="T5">{"</text:span><text:span text:style-name="T8">error</text:span><text:span text:style-name="T5">": "</text:span><text:span text:style-name="T8">an error happened opening the database</text:span><text:span text:style-name="T5">"}</text:span></text:p>
      <text:p text:style-name="P4"/>
      <text:p text:style-name="P4"/>
      <text:p text:style-name="P7"><text:span text:style-name="T1">JAVA</text:span></text:p>
      <text:p text:style-name="P4"/>
      <text:p text:style-name="P4">Para crear este proyecto he usado <text:span text:style-name="T2">Spring Boot</text:span>, junto a <text:span text:style-name="T2">Maven </text:span>como gestor de proyecto / dependencias.</text:p>
      <text:p text:style-name="P4"/>
      <text:p text:style-name="P4">Los archivos asociados se encuentran en la carpeta <text:span text:style-name="T2">sherpa_java</text:span>, y para ejecutar el servidor hay que ejecutar el siguiente archivo: </text:p>
      <text:p text:style-name="P4"><text:span text:style-name="T2">sherpa_java/demo/src/main/java/com/sherpa/demo/DemoApplication.java</text:span></text:p>
      <text:p text:style-name="P4"/>
      <text:p text:style-name="P4">Las funciones están implementadas en este otro archivo:</text:p>
      <text:p text:style-name="P4"><text:span text:style-name="T2">sherpa_java/demo/src/main/java/com/sherpa/demo/UrlController.java</text:span></text:p>
      <text:p text:style-name="P6"/>
      <text:p text:style-name="P4">Nota: actualmente la base de datos lo localiza en “D:/db.sqlite3”, así que hay que copiar ahí la base de datos o cambiar la variable “<text:span text:style-name="T2">dbpath</text:span>” dentro de UrlController.</text:p>
      <text:p text:style-name="P4"/>
      <text:p text:style-name="P4">Para calcular el máximo, mínimo y media, en vez de hacerlo en un unico bucle he usado funciones agregadas para aprovechar posible optimizacion en metadatos. Si no hay tal optimización, la complejidad en el peor de los casos seguirá siendo O(n). </text:p>
      <text:p text:style-name="P4">Para calcular desviación estandar, he calculado primero la variancia manualmente con un forEach y luego he aplicado la raiz cuadrada.</text:p>
      <text:p text:style-name="P4"/>
      <text:p text:style-name="P4"/>
      <text:p text:style-name="P4"><text:span text:style-name="T7">Testing</text:span></text:p>
      <text:p text:style-name="P4"/>
      <text:p text:style-name="P4">A la hora de conseguir la cantidad de localizaciones agrupados por código postal obtenemos lo siguiente:</text:p>
      <text:p text:style-name="P4"><text:a xlink:type="simple" xlink:href="http://127.0.0.1:8080/count" text:style-name="ListLabel_20_1" text:visited-style-name="ListLabel_20_1"><text:span text:style-name="T3">http://127.0.0.1:8080/count</text:span></text:a></text:p>
      <text:p text:style-name="P4"><text:span text:style-name="T5">{"</text:span><text:span text:style-name="T8">54321</text:span><text:span text:style-name="T5">":</text:span><text:span text:style-name="T8">1</text:span><text:span text:style-name="T5">,"</text:span><text:span text:style-name="T8">20400</text:span><text:span text:style-name="T5">":</text:span><text:span text:style-name="T8">5</text:span><text:span text:style-name="T5">,"</text:span><text:span text:style-name="T8">6243</text:span><text:span text:style-name="T5">":</text:span><text:span text:style-name="T8">1</text:span><text:span text:style-name="T5">,"</text:span><text:span text:style-name="T8">48015</text:span><text:span text:style-name="T5">":</text:span><text:span text:style-name="T8">5</text:span><text:span text:style-name="T5">,"</text:span><text:span text:style-name="T8">63542</text:span><text:span text:style-name="T5">":</text:span><text:span text:style-name="T8">1</text:span><text:span text:style-name="T5">,"</text:span><text:span text:style-name="T8">66235</text:span><text:span text:style-name="T5">":</text:span><text:span text:style-name="T8">1</text:span><text:span text:style-name="T5">,"</text:span><text:span text:style-name="T8">14231</text:span><text:span text:style-name="T5">":</text:span><text:span text:style-name="T8">1</text:span><text:span text:style-name="T5">,"</text:span><text:span text:style-name="T8">22253</text:span><text:span text:style-name="T5">":</text:span><text:span text:style-name="T8">2</text:span><text:span text:style-name="T5">,"</text:span><text:span text:style-name="T8">12345</text:span><text:span text:style-name="T5">":</text:span><text:span text:style-name="T8">3</text:span><text:span text:style-name="T5">,"</text:span><text:span text:style-name="T8">22642</text:span><text:span text:style-name="T5">":</text:span><text:span text:style-name="T8">1</text:span><text:span text:style-name="T5">}</text:span></text:p>
      <text:p text:style-name="P4"/>
      <text:p text:style-name="P4">Las estadísticas obtenidas usando los datos anteriores han sido las siguientes:</text:p>
      <text:p text:style-name="P4"><text:a xlink:type="simple" xlink:href="http://127.0.0.1:8080/stats" text:style-name="ListLabel_20_1" text:visited-style-name="ListLabel_20_1"><text:span text:style-name="T3">http://127.0.0.1:8080/stats</text:span></text:a></text:p>
      <text:p text:style-name="P4"><text:span text:style-name="T5">{"</text:span><text:span text:style-name="T8">min</text:span><text:span text:style-name="T5">":{"</text:span><text:span text:style-name="T8">6243</text:span><text:span text:style-name="T5">":</text:span><text:span text:style-name="T8">1</text:span><text:span text:style-name="T5">},"</text:span><text:span text:style-name="T8">avg</text:span><text:span text:style-name="T5">":</text:span><text:span text:style-name="T8">2.1</text:span><text:span text:style-name="T5">,"</text:span><text:span text:style-name="T8">max</text:span><text:span text:style-name="T5">":{"</text:span><text:span text:style-name="T8">20400</text:span><text:span text:style-name="T5">":</text:span><text:span text:style-name="T8">5</text:span><text:span text:style-name="T5">},"</text:span><text:span text:style-name="T8">stdev</text:span><text:span text:style-name="T5">":</text:span><text:span text:style-name="T8">1.4142135623730951</text:span><text:span text:style-name="T5">}</text:span></text:p>
      <text:p text:style-name="P4"/>
      <text:p text:style-name="P4"><text:soft-page-break/>En caso de cualquier error, se enviará el mensaje del error en formato json gracias al try-catch.</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50" meta:word-count="783" meta:character-count="5691" meta:non-whitespace-character-count="4950"/>
    <meta:generator>LibreOfficeDev/6.0.5.2$Linux_X86_64 LibreOffice_project/</meta:generator>
  </office:meta>
</office:document-meta>
</file>